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Blog Post - Reflecting on Facilitating Student Voice in Creative Critical Assessment</text:p>
      <text:p text:style-name="Text_20_body">TITLE: Reflecting on Facilitating Student Voice in Creative Critical Assessment</text:p>
      <text:p text:style-name="Text_20_body">AUTHORS: Juliette Wilson-Thomas, Mick Chesterman and Caroline Jones</text:p>
      <text:p text:style-name="Text_20_body">This article is based on the reflections of teaching staff engaged in delivering and assessing a module on project-based learning to foundation students in education. In this article we are specifically focusing on the impact and opportunity presented by literally engaging students’ voices in the assessments. The module is designed using the principles of critical pedagogy (hooks, 1994; Freire, 1972) whereby, the aim is to respect the knowledge that students bring into the classroom, and for the assessment to enable students to meet their own development needs as defined by themselves.</text:p>
      <text:p text:style-name="Text_20_body">In assessing the module students are asked to develop a ‘creative piece’ which communicates what they understand about project-based learning from their experiences, and how they have developed their skills/understanding of themselves. Some guidance is given to support students in video creation, which many choose as their method of assessment, but it is purposefully left open, and students may choose any creative way of communicating their reflections. Creative critical assessment is defined by Kent (2020) as:</text:p>
      <text:p text:style-name="Text_20_body">‘non-essay forms of coursework, specifically those with a creative, arts-based format, represented by an artistic output or object.’</text:p>
      <text:p text:style-name="Text_20_body">Reflections on Authenticity – Mick can you cut this section down to about 220 words?</text:p>
      <text:h text:style-name="Heading_20_3" text:outline-level="3"><text:bookmark-start text:name="reflections-on-authenticity-of-activities"/>Reflections on authenticity of activities<text:bookmark-end text:name="reflections-on-authenticity-of-activities"/></text:h>
      <text:p text:style-name="First_20_paragraph">While it is logical that authentic assessment benefits from being based on authentic activities, the process of planning and facilitating projects that motivate both the interests of learners and which are deemed suitable and practical by tutors can create notable tensions. Examples of these tensions are now explored within one of project challenges, that of creating a campaign stall based on their choice of issue to be delivered to staff and students in our building’s foyer.</text:p>
      <text:p text:style-name="Text_20_body">The open remit to choose an issue allowed students to draw on their funds of identity <text:reference-mark-start text:name="ZOTERO_ITEM CSL_CITATION {&quot;schema&quot;:&quot;https://github.com/citation-style-language/schema/raw/master/csl-citation.json&quot;,&quot;citationID&quot;:&quot;kuuxfith&quot;,&quot;properties&quot;:{&quot;noteIndex&quot;:0,&quot;formattedCitation&quot;:&quot;[@esteban-guitart_funds_2014]&quot;},&quot;citationItems&quot;:[{&quot;uri&quot;:[&quot;http://zotero.org/users/1913249/items/CQ99KQEY&quot;],&quot;itemData&quot;:{&quot;page&quot;:&quot;31-48&quot;,&quot;DOI&quot;:&quot;10.1177/1354067X13515934&quot;,&quot;title&quot;:&quot;Funds of Identity: A new concept based on the Funds of Knowledge approach&quot;,&quot;language&quot;:&quot;en&quot;,&quot;citation-key&quot;:&quot;esteban-guitart_funds_2014&quot;,&quot;type&quot;:&quot;article-journal&quot;,&quot;issue&quot;:&quot;1&quot;,&quot;title-short&quot;:&quot;Funds of Identity&quot;,&quot;id&quot;:&quot;esteban-guitart_funds_2014&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issued&quot;:{&quot;date-parts&quot;:[[&quot;2014&quot;,3,1]]},&quot;source&quot;:&quot;SAGE Journals&quot;,&quot;container-title&quot;:&quot;Culture &amp; Psychology&quot;,&quot;ISSN&quot;:&quot;1354-067X&quot;,&quot;volume&quot;:&quot;20&quot;,&quot;accessed&quot;:{&quot;date-parts&quot;:[[&quot;2024&quot;,6,5]]},&quot;URL&quot;:&quot;https://doi.org/10.1177/1354067X13515934&quot;,&quot;publisher&quot;:&quot;SAGE Publications Ltd&quot;,&quot;author&quot;:[{&quot;given&quot;:&quot;Moisès&quot;,&quot;family&quot;:&quot;Esteban-Guitart&quot;},{&quot;given&quot;:&quot;Luis C&quot;,&quot;family&quot;:&quot;Moll&quot;}]},&quot;id&quot;:9493,&quot;prefix&quot;:&quot;&quot;,&quot;uris&quot;:[&quot;http://zotero.org/users/1913249/items/CQ99KQEY&quot;],&quot;suffix&quot;:&quot;&quot;}]} RNDomqjnyxqsd"/>&lt;Do Zotero Refresh: [@esteban-guitart_funds_2014]&gt;<text:reference-mark-end text:name="ZOTERO_ITEM CSL_CITATION {&quot;schema&quot;:&quot;https://github.com/citation-style-language/schema/raw/master/csl-citation.json&quot;,&quot;citationID&quot;:&quot;kuuxfith&quot;,&quot;properties&quot;:{&quot;noteIndex&quot;:0,&quot;formattedCitation&quot;:&quot;[@esteban-guitart_funds_2014]&quot;},&quot;citationItems&quot;:[{&quot;uri&quot;:[&quot;http://zotero.org/users/1913249/items/CQ99KQEY&quot;],&quot;itemData&quot;:{&quot;page&quot;:&quot;31-48&quot;,&quot;DOI&quot;:&quot;10.1177/1354067X13515934&quot;,&quot;title&quot;:&quot;Funds of Identity: A new concept based on the Funds of Knowledge approach&quot;,&quot;language&quot;:&quot;en&quot;,&quot;citation-key&quot;:&quot;esteban-guitart_funds_2014&quot;,&quot;type&quot;:&quot;article-journal&quot;,&quot;issue&quot;:&quot;1&quot;,&quot;title-short&quot;:&quot;Funds of Identity&quot;,&quot;id&quot;:&quot;esteban-guitart_funds_2014&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issued&quot;:{&quot;date-parts&quot;:[[&quot;2014&quot;,3,1]]},&quot;source&quot;:&quot;SAGE Journals&quot;,&quot;container-title&quot;:&quot;Culture &amp; Psychology&quot;,&quot;ISSN&quot;:&quot;1354-067X&quot;,&quot;volume&quot;:&quot;20&quot;,&quot;accessed&quot;:{&quot;date-parts&quot;:[[&quot;2024&quot;,6,5]]},&quot;URL&quot;:&quot;https://doi.org/10.1177/1354067X13515934&quot;,&quot;publisher&quot;:&quot;SAGE Publications Ltd&quot;,&quot;author&quot;:[{&quot;given&quot;:&quot;Moisès&quot;,&quot;family&quot;:&quot;Esteban-Guitart&quot;},{&quot;given&quot;:&quot;Luis C&quot;,&quot;family&quot;:&quot;Moll&quot;}]},&quot;id&quot;:9493,&quot;prefix&quot;:&quot;&quot;,&quot;uris&quot;:[&quot;http://zotero.org/users/1913249/items/CQ99KQEY&quot;],&quot;suffix&quot;:&quot;&quot;}]} RNDomqjnyxqsd"/> within a guided framework. The iterative process began with a rapidly created poster shared with the class, and progressed to a templated campaign based around the framework based on theory of change approach <text:reference-mark-start text:name="ZOTERO_ITEM CSL_CITATION {&quot;schema&quot;:&quot;https://github.com/citation-style-language/schema/raw/master/csl-citation.json&quot;,&quot;citationID&quot;:&quot;pagduekd&quot;,&quot;properties&quot;:{&quot;noteIndex&quot;:0,&quot;formattedCitation&quot;:&quot;[@breuer_using_2015]&quot;},&quot;citationItems&quot;:[{&quot;uri&quot;:[&quot;http://zotero.org/users/1913249/items/TL38B3IE&quot;],&quot;itemData&quot;:{&quot;page&quot;:&quot;63&quot;,&quot;DOI&quot;:&quot;10.1186/s13012-016-0422-6&quot;,&quot;title&quot;:&quot;Using theory of change to design and evaluate public health interventions: a systematic review&quot;,&quot;language&quot;:&quot;en&quot;,&quot;citation-key&quot;:&quot;breuer_using_2015&quot;,&quot;container-title-short&quot;:&quot;Implementation Sci&quot;,&quot;issue&quot;:&quot;1&quot;,&quot;title-short&quot;:&quot;Using theory of change to design and evaluate public health interventions&quot;,&quot;id&quot;:&quot;breuer_using_2015&quot;,&quot;abstract&quot;:&quot;Background: Despite the increasing popularity of the theory of change (ToC) approach, little is known about the extent to which ToC has been used in the design and evaluation of public health interventions. This review aims to determine how ToCs have been developed and used in the development and evaluation of public health interventions globally.\nMethods: We searched for papers reporting the use of “theory of change” in the development or evaluation of public health interventions in databases of peer-reviewed journal articles such as Scopus, Pubmed, PsychInfo, grey literature databases, Google and websites of development funders. We included papers of any date, language or study design. Both abstracts and full text papers were double screened. Data were extracted and narratively and quantitatively summarised.\nResults: A total of 62 papers were included in the review. Forty-nine (79 %) described the development of ToC, 18 (29 %) described the use of ToC in the development of the intervention and 49 (79 %) described the use of ToC in the evaluation of the intervention. Although a large number of papers were included in the review, their descriptions of the ToC development and use in intervention design and evaluation lacked detail.\nConclusions: The use of the ToC approach is widespread in the public health literature. Clear reporting of the ToC process and outputs is important to strengthen the body of literature on practical application of ToC in order to develop our understanding of the benefits and advantages of using ToC. We also propose a checklist for reporting on the use of ToC to ensure transparent reporting and recommend that our checklist is used and refined by authors reporting the ToC approach.&quot;,&quot;issued&quot;:{&quot;date-parts&quot;:[[&quot;2015&quot;,12]]},&quot;source&quot;:&quot;DOI.org (Crossref)&quot;,&quot;container-title&quot;:&quot;Implementation Science&quot;,&quot;ISSN&quot;:&quot;1748-5908&quot;,&quot;volume&quot;:&quot;11&quot;,&quot;accessed&quot;:{&quot;date-parts&quot;:[[&quot;2025&quot;,5,6]]},&quot;URL&quot;:&quot;http://implementationscience.biomedcentral.com/articles/10.1186/s13012-016-0422-6&quot;,&quot;type&quot;:&quot;article-journal&quot;,&quot;author&quot;:[{&quot;given&quot;:&quot;Erica&quot;,&quot;family&quot;:&quot;Breuer&quot;},{&quot;given&quot;:&quot;Lucy&quot;,&quot;family&quot;:&quot;Lee&quot;},{&quot;given&quot;:&quot;Mary&quot;,&quot;family&quot;:&quot;De Silva&quot;},{&quot;given&quot;:&quot;Crick&quot;,&quot;family&quot;:&quot;Lund&quot;}]},&quot;id&quot;:10267,&quot;prefix&quot;:&quot;&quot;,&quot;uris&quot;:[&quot;http://zotero.org/users/1913249/items/TL38B3IE&quot;],&quot;suffix&quot;:&quot;&quot;}]} RNDczfnvphqnm"/>&lt;Do Zotero Refresh: [@breuer_using_2015]&gt;<text:reference-mark-end text:name="ZOTERO_ITEM CSL_CITATION {&quot;schema&quot;:&quot;https://github.com/citation-style-language/schema/raw/master/csl-citation.json&quot;,&quot;citationID&quot;:&quot;pagduekd&quot;,&quot;properties&quot;:{&quot;noteIndex&quot;:0,&quot;formattedCitation&quot;:&quot;[@breuer_using_2015]&quot;},&quot;citationItems&quot;:[{&quot;uri&quot;:[&quot;http://zotero.org/users/1913249/items/TL38B3IE&quot;],&quot;itemData&quot;:{&quot;page&quot;:&quot;63&quot;,&quot;DOI&quot;:&quot;10.1186/s13012-016-0422-6&quot;,&quot;title&quot;:&quot;Using theory of change to design and evaluate public health interventions: a systematic review&quot;,&quot;language&quot;:&quot;en&quot;,&quot;citation-key&quot;:&quot;breuer_using_2015&quot;,&quot;container-title-short&quot;:&quot;Implementation Sci&quot;,&quot;issue&quot;:&quot;1&quot;,&quot;title-short&quot;:&quot;Using theory of change to design and evaluate public health interventions&quot;,&quot;id&quot;:&quot;breuer_using_2015&quot;,&quot;abstract&quot;:&quot;Background: Despite the increasing popularity of the theory of change (ToC) approach, little is known about the extent to which ToC has been used in the design and evaluation of public health interventions. This review aims to determine how ToCs have been developed and used in the development and evaluation of public health interventions globally.\nMethods: We searched for papers reporting the use of “theory of change” in the development or evaluation of public health interventions in databases of peer-reviewed journal articles such as Scopus, Pubmed, PsychInfo, grey literature databases, Google and websites of development funders. We included papers of any date, language or study design. Both abstracts and full text papers were double screened. Data were extracted and narratively and quantitatively summarised.\nResults: A total of 62 papers were included in the review. Forty-nine (79 %) described the development of ToC, 18 (29 %) described the use of ToC in the development of the intervention and 49 (79 %) described the use of ToC in the evaluation of the intervention. Although a large number of papers were included in the review, their descriptions of the ToC development and use in intervention design and evaluation lacked detail.\nConclusions: The use of the ToC approach is widespread in the public health literature. Clear reporting of the ToC process and outputs is important to strengthen the body of literature on practical application of ToC in order to develop our understanding of the benefits and advantages of using ToC. We also propose a checklist for reporting on the use of ToC to ensure transparent reporting and recommend that our checklist is used and refined by authors reporting the ToC approach.&quot;,&quot;issued&quot;:{&quot;date-parts&quot;:[[&quot;2015&quot;,12]]},&quot;source&quot;:&quot;DOI.org (Crossref)&quot;,&quot;container-title&quot;:&quot;Implementation Science&quot;,&quot;ISSN&quot;:&quot;1748-5908&quot;,&quot;volume&quot;:&quot;11&quot;,&quot;accessed&quot;:{&quot;date-parts&quot;:[[&quot;2025&quot;,5,6]]},&quot;URL&quot;:&quot;http://implementationscience.biomedcentral.com/articles/10.1186/s13012-016-0422-6&quot;,&quot;type&quot;:&quot;article-journal&quot;,&quot;author&quot;:[{&quot;given&quot;:&quot;Erica&quot;,&quot;family&quot;:&quot;Breuer&quot;},{&quot;given&quot;:&quot;Lucy&quot;,&quot;family&quot;:&quot;Lee&quot;},{&quot;given&quot;:&quot;Mary&quot;,&quot;family&quot;:&quot;De Silva&quot;},{&quot;given&quot;:&quot;Crick&quot;,&quot;family&quot;:&quot;Lund&quot;}]},&quot;id&quot;:10267,&quot;prefix&quot;:&quot;&quot;,&quot;uris&quot;:[&quot;http://zotero.org/users/1913249/items/TL38B3IE&quot;],&quot;suffix&quot;:&quot;&quot;}]} RNDczfnvphqnm"/> specifically: problem, issue, audience, message, action and change. In the final stages regular feedback from both tutors and peers on the clarity of messages and use of resources shaped the final project.</text:p>
      <text:p text:style-name="Text_20_body">The use of intermediate-level concepts (located between broader educational theories and concrete techniques) within this framework mirrors work in the field of human computer interaction research <text:reference-mark-start text:name="ZOTERO_ITEM CSL_CITATION {&quot;schema&quot;:&quot;https://github.com/citation-style-language/schema/raw/master/csl-citation.json&quot;,&quot;citationID&quot;:&quot;zhunukxh&quot;,&quot;properties&quot;:{&quot;noteIndex&quot;:0,&quot;formattedCitation&quot;:&quot;[@hook_strong_2012; @chesterman_game_2023]&quot;},&quot;citationItems&quot;:[{&quot;uri&quot;:[&quot;http://zotero.org/users/1913249/items/WULC8M4B&quot;],&quot;itemData&quot;:{&quot;page&quot;:&quot;1-18&quot;,&quot;DOI&quot;:&quot;10.1145/2362364.2362371&quot;,&quot;title&quot;:&quot;Strong concepts: Intermediate-level knowledge in interaction design research&quot;,&quot;language&quot;:&quot;en&quot;,&quot;citation-key&quot;:&quot;hook_strong_2012&quot;,&quot;container-title-short&quot;:&quot;ACM Trans. Comput.-Hum. Interact.&quot;,&quot;issue&quot;:&quot;3&quot;,&quot;title-short&quot;:&quot;Strong concepts&quot;,&quot;id&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issued&quot;:{&quot;date-parts&quot;:[[&quot;2012&quot;,10]]},&quot;source&quot;:&quot;DOI.org (Crossref)&quot;,&quot;container-title&quot;:&quot;ACM Transactions on Computer-Human Interaction&quot;,&quot;ISSN&quot;:&quot;1073-0516, 1557-7325&quot;,&quot;volume&quot;:&quot;19&quot;,&quot;accessed&quot;:{&quot;date-parts&quot;:[[&quot;2023&quot;,3,14]]},&quot;URL&quot;:&quot;https://dl.acm.org/doi/10.1145/2362364.2362371&quot;,&quot;type&quot;:&quot;article-journal&quot;,&quot;author&quot;:[{&quot;given&quot;:&quot;Kristina&quot;,&quot;family&quot;:&quot;Höök&quot;},{&quot;given&quot;:&quot;Jonas&quot;,&quot;family&quot;:&quot;Löwgren&quot;}]},&quot;id&quot;:3692,&quot;prefix&quot;:&quot;&quot;,&quot;uris&quot;:[&quot;http://zotero.org/users/1913249/items/WULC8M4B&quot;],&quot;suffix&quot;:&quot;&quot;},{&quot;uri&quot;:[&quot;http://zotero.org/users/1913249/items/TH7N6A5F&quot;],&quot;itemData&quot;:{&quot;page&quot;:&quot;171-187&quot;,&quot;DOI&quot;:&quot;10.1007/978-3-031-21970-2_12&quot;,&quot;title&quot;:&quot;Game Making and Coding Fluency in a Primary Computing Context&quot;,&quot;language&quot;:&quot;en&quot;,&quot;citation-key&quot;:&quot;chesterman_game_2023&quot;,&quot;type&quot;:&quot;chapter&quot;,&quot;URL&quot;:&quot;https://doi.org/10.1007/978-3-031-21970-2_12&quot;,&quot;id&quot;:&quot;chesterman_game_2023&quot;,&quot;event-place&quot;:&quot;Cham&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issued&quot;:{&quot;date-parts&quot;:[[&quot;2023&quot;]]},&quot;source&quot;:&quot;Springer Link&quot;,&quot;ISBN&quot;:&quot;978-3-031-21970-2&quot;,&quot;editor&quot;:[{&quot;given&quot;:&quot;Therese&quot;,&quot;family&quot;:&quot;Keane&quot;},{&quot;given&quot;:&quot;Andrew E.&quot;,&quot;family&quot;:&quot;Fluck&quot;}],&quot;container-title&quot;:&quot;Teaching Coding in K-12 Schools: Research and Application&quot;,&quot;author&quot;:[{&quot;given&quot;:&quot;Mick&quot;,&quot;family&quot;:&quot;Chesterman&quot;}],&quot;publisher-place&quot;:&quot;Cham&quot;,&quot;publisher&quot;:&quot;Springer International Publishing&quot;,&quot;accessed&quot;:{&quot;date-parts&quot;:[[&quot;2023&quot;,3,17]]}},&quot;id&quot;:3680,&quot;prefix&quot;:&quot;&quot;,&quot;uris&quot;:[&quot;http://zotero.org/users/1913249/items/TH7N6A5F&quot;],&quot;suffix&quot;:&quot;&quot;}]} RNDjvxbyncerx"/>&lt;Do Zotero Refresh: [@hook_strong_2012; @chesterman_game_2023]&gt;<text:reference-mark-end text:name="ZOTERO_ITEM CSL_CITATION {&quot;schema&quot;:&quot;https://github.com/citation-style-language/schema/raw/master/csl-citation.json&quot;,&quot;citationID&quot;:&quot;zhunukxh&quot;,&quot;properties&quot;:{&quot;noteIndex&quot;:0,&quot;formattedCitation&quot;:&quot;[@hook_strong_2012; @chesterman_game_2023]&quot;},&quot;citationItems&quot;:[{&quot;uri&quot;:[&quot;http://zotero.org/users/1913249/items/WULC8M4B&quot;],&quot;itemData&quot;:{&quot;page&quot;:&quot;1-18&quot;,&quot;DOI&quot;:&quot;10.1145/2362364.2362371&quot;,&quot;title&quot;:&quot;Strong concepts: Intermediate-level knowledge in interaction design research&quot;,&quot;language&quot;:&quot;en&quot;,&quot;citation-key&quot;:&quot;hook_strong_2012&quot;,&quot;container-title-short&quot;:&quot;ACM Trans. Comput.-Hum. Interact.&quot;,&quot;issue&quot;:&quot;3&quot;,&quot;title-short&quot;:&quot;Strong concepts&quot;,&quot;id&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issued&quot;:{&quot;date-parts&quot;:[[&quot;2012&quot;,10]]},&quot;source&quot;:&quot;DOI.org (Crossref)&quot;,&quot;container-title&quot;:&quot;ACM Transactions on Computer-Human Interaction&quot;,&quot;ISSN&quot;:&quot;1073-0516, 1557-7325&quot;,&quot;volume&quot;:&quot;19&quot;,&quot;accessed&quot;:{&quot;date-parts&quot;:[[&quot;2023&quot;,3,14]]},&quot;URL&quot;:&quot;https://dl.acm.org/doi/10.1145/2362364.2362371&quot;,&quot;type&quot;:&quot;article-journal&quot;,&quot;author&quot;:[{&quot;given&quot;:&quot;Kristina&quot;,&quot;family&quot;:&quot;Höök&quot;},{&quot;given&quot;:&quot;Jonas&quot;,&quot;family&quot;:&quot;Löwgren&quot;}]},&quot;id&quot;:3692,&quot;prefix&quot;:&quot;&quot;,&quot;uris&quot;:[&quot;http://zotero.org/users/1913249/items/WULC8M4B&quot;],&quot;suffix&quot;:&quot;&quot;},{&quot;uri&quot;:[&quot;http://zotero.org/users/1913249/items/TH7N6A5F&quot;],&quot;itemData&quot;:{&quot;page&quot;:&quot;171-187&quot;,&quot;DOI&quot;:&quot;10.1007/978-3-031-21970-2_12&quot;,&quot;title&quot;:&quot;Game Making and Coding Fluency in a Primary Computing Context&quot;,&quot;language&quot;:&quot;en&quot;,&quot;citation-key&quot;:&quot;chesterman_game_2023&quot;,&quot;type&quot;:&quot;chapter&quot;,&quot;URL&quot;:&quot;https://doi.org/10.1007/978-3-031-21970-2_12&quot;,&quot;id&quot;:&quot;chesterman_game_2023&quot;,&quot;event-place&quot;:&quot;Cham&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issued&quot;:{&quot;date-parts&quot;:[[&quot;2023&quot;]]},&quot;source&quot;:&quot;Springer Link&quot;,&quot;ISBN&quot;:&quot;978-3-031-21970-2&quot;,&quot;editor&quot;:[{&quot;given&quot;:&quot;Therese&quot;,&quot;family&quot;:&quot;Keane&quot;},{&quot;given&quot;:&quot;Andrew E.&quot;,&quot;family&quot;:&quot;Fluck&quot;}],&quot;container-title&quot;:&quot;Teaching Coding in K-12 Schools: Research and Application&quot;,&quot;author&quot;:[{&quot;given&quot;:&quot;Mick&quot;,&quot;family&quot;:&quot;Chesterman&quot;}],&quot;publisher-place&quot;:&quot;Cham&quot;,&quot;publisher&quot;:&quot;Springer International Publishing&quot;,&quot;accessed&quot;:{&quot;date-parts&quot;:[[&quot;2023&quot;,3,17]]}},&quot;id&quot;:3680,&quot;prefix&quot;:&quot;&quot;,&quot;uris&quot;:[&quot;http://zotero.org/users/1913249/items/TH7N6A5F&quot;],&quot;suffix&quot;:&quot;&quot;}]} RNDjvxbyncerx"/>. While potentially detracting from student agency in the design process the heavy scaffolding is justified by a greater focus on the importance of group work process and reflection rather than the end product.</text:p>
      <text:p text:style-name="Text_20_body">Overall, rather than detracting from the creativity of students the possibilities for expressing funds of interests and scaffolded group interactions within an accelerated process has been received well by students and seen as positive by fellow staff members as illustrated in the following section.</text:p>
      <text:p text:style-name="Text_20_body">Reflections of the Marking Tutor</text:p>
      <text:p text:style-name="Text_20_body">As a marking tutor for the assessments of student portfolios, what I found to be particularly significant during the marking process was delight in hearing the students’ voices via their reflections of the projects they had planned, managed, and delivered as part of this module demonstrating agency (Stenalt and Lassesen, 2021). Many of these projects were deeply rooted in social justice campaigns, real world community events and microteach tasks where students chose their own topics. Many were aligned to student’s future aspirations and these opportunities enabled scope to build their projects based on their interests (Jones and Bell, 2025).</text:p>
      <text:p text:style-name="Text_20_body">The pedagogical methods adopted brought both the students and I moments of great joy during the reflection and subsequent marking processes (Whitsed, Giarardi and Williams 2024). I often found myself shouting out loud ‘YES’ at key points because I found the students making deep and meaningful connections to their own learning gains via the reflective process. For example, students talked about feelings of fear when having to talk to passing strangers about their campaign stalls but reflected on feelings of great joy and accomplishment once they had overcome these initial fears. These opportunities provide evidence of transformational learning theories in practice as students recognised their own learning gains from feeling uncomfortable initially, subsequent assimilation followed by deep reflection resulting in confidence growth. These teaching and learning assessment opportunities helped students to build knowledge through practising, stepping out of their comfort zones, making mistakes, reflecting on those mistakes, managing themselves, managing others when working in teams and so much more beyond the assessment learning outcomes but most importantly in a safe space. It was good to hear the students recognise that it is acceptable to make mistakes and to use this experience to plan forwards.</text:p>
      <text:p text:style-name="Text_20_body">In conclusion our reflections highlight the benefits of facilitating student voice in creative critical assessment practices with clear advantages for the students and the teaching staff. Embedding student voice and agency aids authentic assessment processes and diminishes the temptation to reproduce essays using essay mills or AI with significant learning gains for the stud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Blog Post - Reflecting on Facilitating Student Voice in Creative Critical Assessment</dc:title>
    <dc:description/>
    <dc:subject/>
    <meta:keyword/>
    <meta:initial-creator/>
    <dc:creator/>
    <meta:creation-date>2025-05-06T13:06:45Z</meta:creation-date>
    <dc:date>2025-05-06T13:06:45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blog</meta:user-defined>
    <meta:user-defined meta:name="layout" meta:value-type="string">post</meta:user-defined>
    <meta:user-defined meta:name="zotero" meta:value-type="string"/>
  </office:meta>
</office:document-meta>
</file>